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fb94" officeooo:paragraph-rsid="0019fb94"/>
    </style:style>
    <style:style style:name="P2" style:family="paragraph" style:parent-style-name="Standard">
      <style:text-properties officeooo:rsid="001b4bc7" officeooo:paragraph-rsid="001b4bc7"/>
    </style:style>
    <style:style style:name="P3" style:family="paragraph" style:parent-style-name="Standard">
      <style:text-properties officeooo:rsid="001cf260" officeooo:paragraph-rsid="001cf260"/>
    </style:style>
    <style:style style:name="P4" style:family="paragraph" style:parent-style-name="Standard">
      <style:text-properties officeooo:rsid="001d9166" officeooo:paragraph-rsid="001d9166"/>
    </style:style>
    <style:style style:name="P5" style:family="paragraph" style:parent-style-name="Standard">
      <style:text-properties officeooo:rsid="001e5cb8" officeooo:paragraph-rsid="001e5cb8"/>
    </style:style>
    <style:style style:name="T1" style:family="text">
      <style:text-properties officeooo:rsid="001a7739"/>
    </style:style>
    <style:style style:name="T2" style:family="text">
      <style:text-properties officeooo:rsid="001b8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ação essencial dos computadores</text:p>
      <text:p text:style-name="P1"/>
      <text:p text:style-name="P2">equação fundamental </text:p>
      <text:p text:style-name="P2">-computador te<text:span text:style-name="T2">m</text:span> uma imensa capacidade de processar, porém, uma terrível deficiência em pensar</text:p>
      <text:p text:style-name="P1"/>
      <text:p text:style-name="P1">-<text:span text:style-name="T1">computadores são capaz de executar milhares de instruções por segundo, porém , ele precisam receber estas instruções de maneira correta, pois, ele não tem a capacidade de pensar e </text:span><text:span text:style-name="T2">d</text:span><text:span text:style-name="T1">ecidir por si só. </text:span></text:p>
      <text:p text:style-name="P1"/>
      <text:p text:style-name="P1">-<text:span text:style-name="T2">as exigências de conhecimento básico prévio para admissão em qualquer emprego, está se tornando indispensável </text:span></text:p>
      <text:p text:style-name="P1"/>
      <text:p text:style-name="P3">algoritmos </text:p>
      <text:p text:style-name="P3">-quebra de um grande problema em problemas menores, e assim, realiza instruções para resolver sequencialmente estes problemas menores </text:p>
      <text:p text:style-name="P3"/>
      <text:p text:style-name="P4">humanos vs máquinas </text:p>
      <text:p text:style-name="P4"/>
      <text:p text:style-name="P5">não existe qualquer tipo de confronto entra humano e máquina, tendo em vista que máquinas não tem dissernimento e nem autonomia </text:p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3:29:18.126000000</dc:date>
    <meta:editing-duration>PT26M35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9" meta:word-count="110" meta:character-count="751" meta:non-whitespace-character-count="643"/>
  </office:meta>
</office:document-meta>
</file>